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5.22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5.881cm"/>
    </style:style>
    <style:style style:name="co6" style:family="table-column">
      <style:table-column-properties fo:break-before="auto" style:column-width="6.0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ff00"/>
      <style:text-properties fo:color="#000000"/>
    </style:style>
    <style:style style:name="ce4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3" table:number-columns-repeated="2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 GUSTA LA AUTORI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ES ENTUSIA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ES SENS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 GUSTAN LAS INSTRUC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MA EL MAN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 ARRIESG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ES L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ES PRECIS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RES DETERMIN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ES VISIONARI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ES CALM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ES CONSTA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RES EMPRENDED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 GUSTA HAB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 GUSTA LA RU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ES PREDECIB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RES COMPETI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ES PRO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TE GUSTA CAMB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ES PRACTIC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UELVES PROBLEM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 GUSTA LA POPULARI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 GUSTA D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FIERES LOS HECHO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RES PRODUCTIV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ES AMIGABLE Y BUE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ITAS CONFRONTACI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ES PENSA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RES DIREC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 GUSTA LA VARIE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ES SIMPAT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ES PERFECCIONIS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MAS DESICIO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ES ESPONAN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 GUSTAN LAS RELACI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 GUSTAN LOS DETALL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RES PERSISTENT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RES INSPIRACION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RES PACIFICO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RES ANALITICO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2"/>
          <table:table-cell/>
          <table:table-cell table:style-name="ce4" table:formula="of:=SUM([.C1:.C10])" office:value-type="float" office:value="123" calcext:value-type="float">
            <text:p>123</text:p>
          </table:table-cell>
          <table:table-cell/>
          <table:table-cell table:style-name="ce4" table:formula="of:=SUM([.E1:.E10])" office:value-type="float" office:value="136" calcext:value-type="float">
            <text:p>136</text:p>
          </table:table-cell>
          <table:table-cell/>
          <table:table-cell table:style-name="ce4" table:formula="of:=SUM([.G1:.G10])" office:value-type="float" office:value="169" calcext:value-type="float">
            <text:p>169</text:p>
          </table:table-cell>
          <table:table-cell/>
          <table:table-cell table:style-name="ce4" table:formula="of:=SUM([.I1:.I10])"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2"/>
          <table:table-cell table:number-columns-repeated="9"/>
        </table:table-row>
        <table:table-row table:style-name="ro1">
          <table:table-cell table:style-name="ce2"/>
          <table:table-cell table:style-name="ce3" office:value-type="string" calcext:value-type="string">
            <text:p>PERSONALIDAD DE: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3" table:formula="of:=IF ([.C11]&gt;[.E11];&quot;LEON&quot;;IF([.E11]&gt;[.G11];&quot;NUTRIA&quot;;IF([.G11]&gt;[.I11];&quot;GOLDEN&quot;;&quot;CASTOR&quot;)))" office:value-type="string" office:string-value="GOLDEN" calcext:value-type="string">
            <text:p>GOLDEN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3T18:51:07.256000000</meta:creation-date>
    <dc:date>2022-02-13T20:46:18.716000000</dc:date>
    <meta:editing-duration>PT9M9S</meta:editing-duration>
    <meta:editing-cycles>1</meta:editing-cycles>
    <meta:generator>LibreOffice/7.1.1.2$Windows_X86_64 LibreOffice_project/fe0b08f4af1bacafe4c7ecc87ce55bb426164676</meta:generator>
    <meta:document-statistic meta:table-count="1" meta:cell-count="96" meta:object-count="0"/>
  </office:meta>
</office:document-meta>
</file>